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7AED25D652D95E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solid" svg:stroke-width="0.035cm" svg:stroke-color="#333333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cccccc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draw:stroke-linejoin="miter" draw:fill="none"/>
    </style:style>
    <style:style style:name="gr5" style:family="graphic" style:parent-style-name="standard">
      <style:graphic-properties draw:stroke="solid" svg:stroke-color="#000000" svg:stroke-opacity="0%" draw:stroke-linejoin="miter" draw:fill="none"/>
    </style:style>
    <style:style style:name="gr6" style:family="graphic" style:parent-style-name="standard">
      <style:graphic-properties draw:stroke="solid" svg:stroke-width="0.053cm" svg:stroke-color="#000000" draw:marker-start-width="0.227cm" draw:marker-end-width="0.227cm" draw:stroke-linejoin="miter" draw:fill="hatch" draw:fill-color="#434343" draw:fill-hatch-name="Black_20_45_20_Degrees" draw:opacity="100%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53cm" svg:stroke-color="#000000" draw:marker-start-width="0.227cm" draw:marker-end-width="0.227cm" draw:stroke-linejoin="miter" draw:fill="hatch" draw:fill-color="#434343" draw:fill-hatch-name="Black_20_45_20_Degrees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53cm" svg:stroke-color="#000000" draw:marker-start-width="0.227cm" draw:marker-end-width="0.227cm" draw:stroke-linejoin="miter" draw:fill="bitmap" draw:fill-color="#6fa8dc" draw:fill-image-name="Wide_20_Downward_20_Diagonal" draw:opacity="50%" draw:opacity-name="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35cm" svg:stroke-color="#000000" draw:stroke-linejoin="miter" draw:fill="bitmap" draw:fill-color="#6fa8dc" draw:fill-image-name="Wide_20_Downward_20_Diagonal" draw:opacity="50%" draw:opacity-name=""/>
    </style:style>
    <style:style style:name="gr10" style:family="graphic" style:parent-style-name="standard">
      <style:graphic-properties draw:stroke="solid" svg:stroke-width="0.035cm" svg:stroke-color="#000000" draw:stroke-linejoin="miter" draw:fill="bitmap" draw:fill-color="#6fa8dc" draw:fill-image-name="Wide_20_Downward_20_Diagonal" draw:opacity="50%" draw:opacity-name="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draw:stroke-linejoin="miter" draw:fill="solid" draw:fill-color="#000000" draw:shadow="hidden"/>
    </style:style>
    <style:style style:name="gr12" style:family="graphic" style:parent-style-name="standard">
      <style:graphic-properties draw:stroke="none" svg:stroke-width="0.035cm" draw:stroke-linejoin="miter" draw:fill="solid" draw:fill-color="#000000"/>
    </style:style>
    <style:style style:name="gr13" style:family="graphic" style:parent-style-name="standard">
      <style:graphic-properties draw:stroke="none" svg:stroke-width="0.035cm" draw:stroke-linejoin="miter" draw:fill="solid" draw:fill-color="#000000" draw:opacity="100%" draw:opacity-name=""/>
    </style:style>
    <style:style style:name="gr14" style:family="graphic" style:parent-style-name="standard">
      <style:graphic-properties draw:stroke="solid" svg:stroke-width="0.106cm" svg:stroke-color="#ffffff" draw:stroke-linejoin="round" draw:fill="non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width="0.035cm" draw:stroke-linejoin="miter" draw:fill="solid" draw:fill-color="#1a1a1a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hatch" draw:fill-color="#434343" draw:fill-hatch-name="Black_20_45_20_Degrees" draw:opacity="100%"/>
    </style:style>
    <style:style style:name="P4" style:family="paragraph">
      <loext:graphic-properties draw:fill="hatch" draw:fill-color="#434343" draw:fill-hatch-name="Black_20_45_20_Degrees"/>
    </style:style>
    <style:style style:name="P5" style:family="paragraph">
      <loext:graphic-properties draw:fill="bitmap" draw:fill-color="#6fa8dc" draw:fill-image-name="Wide_20_Downward_20_Diagonal" draw:opacity="50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000000" draw:opacity="100%"/>
    </style:style>
    <style:style style:name="P8" style:family="paragraph">
      <loext:graphic-properties draw:fill="solid" draw:fill-color="#1a1a1a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1.167cm" svg:height="13.088cm" svg:x="0cm" svg:y="0cm" svg:viewBox="0 0 21168 13089" draw:points="0,0 21168,0 21168,13089 0,13089">
          <text:p/>
        </draw:polygon>
        <draw:line draw:style-name="gr2" draw:text-style-name="P2" draw:layer="layout" svg:x1="3.722cm" svg:y1="9.684cm" svg:x2="20.514cm" svg:y2="9.684cm">
          <text:p/>
        </draw:line>
        <draw:line draw:style-name="gr3" draw:text-style-name="P2" draw:layer="layout" svg:x1="3.722cm" svg:y1="6.791cm" svg:x2="20.514cm" svg:y2="6.791cm">
          <text:p/>
        </draw:line>
        <draw:line draw:style-name="gr3" draw:text-style-name="P2" draw:layer="layout" svg:x1="3.722cm" svg:y1="3.898cm" svg:x2="20.514cm" svg:y2="3.898cm">
          <text:p/>
        </draw:line>
        <draw:line draw:style-name="gr3" draw:text-style-name="P2" draw:layer="layout" svg:x1="3.722cm" svg:y1="1.041cm" svg:x2="20.514cm" svg:y2="1.041cm">
          <text:p/>
        </draw:line>
        <draw:polygon draw:style-name="gr4" draw:text-style-name="P2" draw:layer="layout" svg:width="16.789cm" svg:height="8.657cm" svg:x="3.724cm" svg:y="1.025cm" svg:viewBox="0 0 16790 8658" draw:points="0,0 16790,0 16790,8658 0,8658">
          <text:p/>
        </draw:polygon>
        <draw:path draw:style-name="gr5" draw:text-style-name="P2" draw:layer="layout" svg:width="1.235cm" svg:height="8.608cm" svg:x="5.045cm" svg:y="1.058cm" svg:viewBox="0 0 1236 8609" svg:d="M1236 8609h-1236v-8538c0-39 32-71 71-71h1094c39 0 71 32 71 71z">
          <text:p/>
        </draw:path>
        <draw:path draw:style-name="gr6" draw:text-style-name="P3" draw:layer="layout" svg:width="1.235cm" svg:height="8.608cm" svg:x="5.045cm" svg:y="1.058cm" svg:viewBox="0 0 1236 8609" svg:d="M1236 8609h-1236v-8538c0-39 32-71 71-71h1094c39 0 71 32 71 71z">
          <text:p/>
        </draw:path>
        <draw:path draw:style-name="gr5" draw:text-style-name="P2" draw:layer="layout" svg:width="1.235cm" svg:height="0.811cm" svg:x="8.925cm" svg:y="8.855cm" svg:viewBox="0 0 1236 812" svg:d="M1236 812h-1236v-741c0-39 32-71 71-71h1094c39 0 71 32 71 71z">
          <text:p/>
        </draw:path>
        <draw:path draw:style-name="gr7" draw:text-style-name="P4" draw:layer="layout" svg:width="1.235cm" svg:height="0.811cm" svg:x="8.925cm" svg:y="8.855cm" svg:viewBox="0 0 1236 812" svg:d="M1236 812h-1236v-741c0-39 32-71 71-71h1094c39 0 71 32 71 71z">
          <text:p/>
        </draw:path>
        <draw:path draw:style-name="gr5" draw:text-style-name="P2" draw:layer="layout" svg:width="1.235cm" svg:height="0.6cm" svg:x="12.771cm" svg:y="9.066cm" svg:viewBox="0 0 1236 601" svg:d="M1236 601h-1236v-530c0-39 32-71 71-71h1094c39 0 71 32 71 71z">
          <text:p/>
        </draw:path>
        <draw:path draw:style-name="gr7" draw:text-style-name="P4" draw:layer="layout" svg:width="1.235cm" svg:height="0.6cm" svg:x="12.771cm" svg:y="9.066cm" svg:viewBox="0 0 1236 601" svg:d="M1236 601h-1236v-530c0-39 32-71 71-71h1094c39 0 71 32 71 71z">
          <text:p/>
        </draw:path>
        <draw:path draw:style-name="gr5" draw:text-style-name="P2" draw:layer="layout" svg:width="1.235cm" svg:height="0.741cm" svg:x="16.651cm" svg:y="8.925cm" svg:viewBox="0 0 1236 742" svg:d="M1236 742h-1236v-671c0-39 32-71 71-71h1094c39 0 71 32 71 71z">
          <text:p/>
        </draw:path>
        <draw:path draw:style-name="gr7" draw:text-style-name="P4" draw:layer="layout" svg:width="1.235cm" svg:height="0.741cm" svg:x="16.651cm" svg:y="8.925cm" svg:viewBox="0 0 1236 742" svg:d="M1236 742h-1236v-671c0-39 32-71 71-71h1094c39 0 71 32 71 71z">
          <text:p/>
        </draw:path>
        <draw:path draw:style-name="gr5" draw:text-style-name="P2" draw:layer="layout" svg:width="1.235cm" svg:height="7.302cm" svg:x="6.315cm" svg:y="2.364cm" svg:viewBox="0 0 1236 7303" svg:d="M1236 7303h-1236v-7232c0-39 32-71 71-71h1094c39 0 71 32 71 71z">
          <text:p/>
        </draw:path>
        <draw:path draw:style-name="gr8" draw:text-style-name="P5" draw:layer="layout" svg:width="1.235cm" svg:height="7.302cm" svg:x="6.315cm" svg:y="2.364cm" svg:viewBox="0 0 1236 7303" svg:d="M1236 7303h-1236v-7232c0-39 32-71 71-71h1094c39 0 71 32 71 71z">
          <text:p/>
        </draw:path>
        <draw:path draw:style-name="gr5" draw:text-style-name="P2" draw:layer="layout" svg:width="1.235cm" svg:height="0.741cm" svg:x="10.195cm" svg:y="8.925cm" svg:viewBox="0 0 1236 742" svg:d="M1236 742h-1236v-671c0-39 32-71 71-71h1094c39 0 71 32 71 71z">
          <text:p/>
        </draw:path>
        <draw:path draw:style-name="gr9" draw:text-style-name="P5" draw:layer="layout" svg:width="1.235cm" svg:height="0.741cm" svg:x="10.195cm" svg:y="8.925cm" svg:viewBox="0 0 1236 742" svg:d="M1236 742h-1236v-671c0-39 32-71 71-71h1094c39 0 71 32 71 71z">
          <text:p/>
        </draw:path>
        <draw:path draw:style-name="gr5" draw:text-style-name="P2" draw:layer="layout" svg:width="1.235cm" svg:height="0.529cm" svg:x="14.041cm" svg:y="9.137cm" svg:viewBox="0 0 1236 530" svg:d="M1236 530h-1236v-459c0-39 32-71 71-71h1094c39 0 71 32 71 71z">
          <text:p/>
        </draw:path>
        <draw:path draw:style-name="gr9" draw:text-style-name="P5" draw:layer="layout" svg:width="1.235cm" svg:height="0.529cm" svg:x="14.041cm" svg:y="9.137cm" svg:viewBox="0 0 1236 530" svg:d="M1236 530h-1236v-459c0-39 32-71 71-71h1094c39 0 71 32 71 71z">
          <text:p/>
        </draw:path>
        <draw:path draw:style-name="gr5" draw:text-style-name="P2" draw:layer="layout" svg:width="1.235cm" svg:height="0.811cm" svg:x="17.921cm" svg:y="8.855cm" svg:viewBox="0 0 1236 812" svg:d="M1236 812h-1236v-741c0-39 32-71 71-71h1094c39 0 71 32 71 71z">
          <text:p/>
        </draw:path>
        <draw:path draw:style-name="gr10" draw:text-style-name="P5" draw:layer="layout" svg:width="1.235cm" svg:height="0.811cm" svg:x="17.964cm" svg:y="8.85cm" svg:viewBox="0 0 1236 812" svg:d="M1236 812h-1236v-741c0-39 32-71 71-71h1094c39 0 71 32 71 71z">
          <text:p/>
        </draw:path>
        <draw:path draw:style-name="gr11" draw:text-style-name="P6" draw:layer="layout" svg:width="1.869cm" svg:height="0.699cm" draw:transform="rotate (1.5707963267949) translate (5.34616342000623cm 6.61240440659259cm)" svg:viewBox="0 0 1870 700" svg:d="M360 339c0 86-14 149-44 192-28 41-74 61-135 61s-106-20-135-60c-30-41-45-103-46-183v-98c0-85 14-148 43-189 30-42 75-62 136-62 63 0 109 20 137 59 29 40 44 102 44 185zM288 238c0-62-9-107-26-135s-44-43-83-43c-37 0-64 15-81 43s-25 72-25 129v118c0 63 8 109 27 138 17 30 45 44 81 44 35 0 63-14 80-41 17-29 27-72 27-132zM460 700l-41-29c24-34 37-70 38-107v-66h71v57c0 27-7 55-20 80-12 28-28 49-48 65zM638 295l30-286h293v66h-232l-17 157c29-15 60-24 96-24 52 0 94 17 123 52 32 34 47 81 47 140 0 60-15 106-48 141-31 34-77 51-134 51-50 0-91-14-122-41-33-29-52-68-56-118h70c4 33 16 58 34 75 19 16 44 24 74 24 34 0 61-11 80-34 20-23 28-56 28-96 0-39-10-69-31-94-20-23-47-34-83-34-31 0-55 7-74 20l-20 17zM1336 331c-14 18-33 33-54 43-20 12-44 18-69 18-32 0-62-9-86-25-25-17-45-40-57-69-13-30-20-63-20-99 0-38 7-73 21-103 16-31 36-54 63-72 27-15 58-24 94-24 55 0 101 22 132 65 33 41 50 100 50 173v22c0 112-23 193-67 245s-110 79-198 80h-14v-61h14c61-2 107-18 138-48 33-30 50-79 53-145zM1225 331c24 0 47-7 67-23 21-14 35-33 45-56v-28c0-49-10-88-31-118s-47-44-78-44c-33 0-59 11-77 36-20 24-30 57-30 97s10 72 28 98c19 25 44 38 76 38zM1857 158c0 28-7 54-23 77-14 23-34 40-59 53 29 13 52 32 69 56 17 26 26 53 26 85 0 50-16 90-50 119-33 30-77 44-131 44-55 0-100-14-132-44-33-30-50-70-50-119 0-32 8-59 25-85 18-24 40-44 70-56-25-13-45-30-60-53-14-23-22-49-22-77 0-48 15-86 47-115 31-29 71-43 122-43 50 0 91 14 123 43 30 29 45 67 45 115zM1799 427c0-33-10-58-32-78-19-21-47-32-79-32-33 0-59 10-79 30s-30 47-30 80 10 59 29 78c20 19 47 27 81 27s61-8 80-27c20-19 30-45 30-78zM1689 60c-28 0-53 9-70 28-17 17-25 41-25 71s8 53 25 72c17 17 40 27 69 27 30 0 52-10 71-27 17-19 26-42 26-70 0-30-9-55-28-73-17-19-39-28-68-28z">
          <text:p/>
        </draw:path>
        <draw:path draw:style-name="gr12" draw:text-style-name="P6" draw:layer="layout" svg:width="1.619cm" svg:height="0.599cm" draw:transform="rotate (1.5707963267949) translate (9.32cm 8.62cm)" svg:viewBox="0 0 1620 600" svg:d="M310 290c0 74-12 128-38 165-24 36-63 53-116 53s-91-17-117-52c-25-36-38-88-39-157v-84c0-72 12-126 37-162 26-36 65-53 118-53 54 0 93 17 117 50 25 35 39 88 39 159zM248 204c0-53-7-92-22-115-15-25-38-37-71-37-32 0-56 12-70 37-15 23-22 61-22 110v101c0 54 7 93 23 118 15 26 39 38 70 38s54-12 69-36c14-24 23-61 23-113zM396 600l-35-25c21-29 32-60 33-92v-56h61v49c0 23-6 47-17 69-11 23-24 41-42 55zM831 290c0 74-12 128-38 165-25 36-64 53-117 53s-92-17-116-52c-26-36-40-88-40-157v-84c0-72 13-126 37-162 26-36 65-53 118-53s92 17 117 50c25 35 38 88 39 159zM768 204c0-53-7-92-22-115-15-25-39-37-71-37s-55 12-70 37c-15 23-22 61-23 110v101c0 54 8 93 23 118 16 26 39 38 71 38 31 0 54-12 69-36s22-61 23-113zM940 253l26-246h251v57h-198l-15 135c24-13 51-21 82-21 46 0 81 15 107 45 27 29 40 70 40 120 0 52-14 91-41 121-29 29-67 44-116 44-43 0-78-13-106-36-27-24-43-58-47-101h59c3 29 13 49 30 64 16 14 37 21 64 21 30 0 53-10 69-29 16-20 25-48 25-83 0-33-9-59-27-80-18-19-41-29-72-29-27 0-49 6-63 17l-18 15zM1620 42l-205 460h-65l204-443h-267v-52h333z">
          <text:p/>
        </draw:path>
        <draw:path draw:style-name="gr12" draw:text-style-name="P6" draw:layer="layout" svg:width="1.509cm" svg:height="0.599cm" draw:transform="rotate (1.5707963267949) translate (13.12cm 8.81cm)" svg:viewBox="0 0 1510 600" svg:d="M311 290c0 74-12 128-38 165-25 36-64 53-117 53s-91-17-117-52c-25-36-38-88-39-157v-84c0-72 12-126 37-162 26-36 65-53 118-53 54 0 93 17 118 50 24 35 38 88 38 159zM248 204c0-53-7-92-22-115-15-25-38-37-71-37-32 0-55 12-70 37-15 23-22 61-22 110v101c0 54 7 93 23 118 15 26 39 38 70 38s54-12 69-36 23-61 23-113zM397 600l-36-25c21-29 32-60 33-92v-56h62v49c0 23-6 47-17 69-11 23-25 41-42 55zM832 290c0 74-12 128-38 165-25 36-64 53-117 53s-92-17-117-52c-26-36-39-88-39-157v-84c0-72 12-126 37-162 26-36 65-53 118-53s92 17 116 50c26 35 40 88 40 159zM769 204c0-53-7-92-22-115-15-25-39-37-71-37s-56 12-70 37c-15 23-22 61-24 110v101c0 54 9 93 24 118 16 26 39 38 71 38 31 0 54-12 69-36s22-61 23-113zM1177 334h69v52h-69v116h-63v-116h-224v-37l221-342h66zM961 334h153v-242l-7 14zM1510 502h-64v-420l-126 47v-56l179-69h11z">
          <text:p/>
        </draw:path>
        <draw:path draw:style-name="gr12" draw:text-style-name="P6" draw:layer="layout" svg:width="1.619cm" svg:height="0.599cm" draw:transform="rotate (1.5707963267949) translate (17.048cm 8.72cm)" svg:viewBox="0 0 1620 600" svg:d="M310 290c0 74-13 128-38 165-25 36-64 53-117 53-52 0-90-17-116-52-26-36-38-88-39-157v-84c0-72 12-126 37-162s65-53 117-53c54 0 93 17 118 50 24 35 38 88 38 159zM247 204c0-53-7-92-22-115-15-25-38-37-71-37-32 0-55 12-70 37-14 23-22 61-22 110v101c0 54 8 93 24 118 14 26 39 38 69 38 31 0 54-12 69-36s23-61 23-113zM395 600l-35-25c21-29 32-60 33-92v-56h61v49c0 23-6 47-17 69-11 23-25 41-42 55zM828 290c0 74-12 128-38 165-24 36-63 53-116 53-52 0-92-17-116-52-26-36-39-88-39-157v-84c0-72 12-126 36-162 26-36 65-53 118-53s92 17 116 50c26 35 38 88 39 159zM766 204c0-53-7-92-22-115-15-25-39-37-71-37s-55 12-70 37c-14 23-22 61-23 110v101c0 54 9 93 23 118 16 26 39 38 71 38 31 0 54-12 69-36 14-24 22-61 23-113zM937 253l26-246h251v57h-198l-15 135c24-13 51-21 82-21 45 0 81 15 106 45 27 29 41 70 41 120 0 52-15 91-42 121-28 29-66 44-115 44-43 0-78-13-106-36-27-24-43-58-47-101h59c4 29 13 49 30 64 16 14 37 21 64 21 29 0 53-10 69-29 15-20 24-48 24-83 0-33-9-59-27-80-17-19-40-29-71-29-27 0-49 6-63 17l-18 15zM1620 502h-322v-46l170-190c25-29 43-52 52-71 9-18 14-36 14-55 0-26-8-47-23-64-16-16-37-24-62-24-31 0-55 8-72 27-18 17-26 41-26 73h-63c0-45 15-82 43-110 30-28 69-42 118-42 45 0 82 12 109 36 25 24 39 56 39 97 0 48-31 106-92 173l-132 144h247z">
          <text:p/>
        </draw:path>
        <draw:path draw:style-name="gr13" draw:text-style-name="P7" draw:layer="layout" svg:width="1.889cm" svg:height="0.699cm" draw:transform="rotate (1.5707963267949) translate (6.71cm 6.687cm)" svg:viewBox="0 0 1890 700" svg:d="M362 339c0 86-14 149-44 192-29 41-75 61-136 61-62 0-106-20-136-60-30-41-45-103-46-183v-98c0-85 14-148 43-189 30-42 76-62 137-62 63 0 109 20 138 59 28 40 44 102 44 185zM289 238c0-62-8-107-26-135-17-28-44-43-83-43-37 0-64 15-81 43s-26 72-26 129v118c0 63 9 109 27 138 17 30 46 44 82 44s63-14 80-41c17-29 27-72 27-132zM462 700l-41-29c24-34 37-70 39-107v-66h71v57c0 27-7 55-20 80-13 28-28 49-49 65zM641 295l31-286h294v66h-233l-17 157c29-15 60-24 96-24 53 0 94 17 124 52 32 34 48 81 48 140 0 60-16 106-49 141-32 34-77 51-135 51-50 0-91-14-123-41-33-29-51-68-56-118h71c4 33 15 58 34 75 19 16 44 24 74 24 35 0 62-11 81-34 20-23 28-56 28-96 0-39-10-69-31-94-20-23-48-34-83-34-32 0-56 7-75 20l-20 17zM1425 339c0 86-16 149-45 192-30 41-74 61-137 61-60 0-106-20-136-60-29-41-45-103-46-183v-98c0-85 16-148 44-189 29-42 75-62 138-62 61 0 107 20 136 59 30 40 44 102 46 185zM1352 238c0-62-9-107-26-135s-46-43-83-43-66 15-83 43c-16 28-25 72-26 129v118c0 63 9 109 27 138 19 30 46 44 82 44 37 0 63-14 81-41 18-29 26-72 28-132zM1890 49l-239 536h-76l238-516h-311v-60h388z">
          <text:p/>
        </draw:path>
        <draw:path draw:style-name="gr12" draw:text-style-name="P6" draw:layer="layout" svg:width="1.619cm" svg:height="0.599cm" draw:transform="rotate (1.5707963267949) translate (10.692cm 8.62cm)" svg:viewBox="0 0 1620 600" svg:d="M310 290c0 74-13 128-38 165-25 36-64 53-117 53-52 0-90-17-116-52-26-36-38-88-39-157v-84c0-72 12-126 37-162s65-53 117-53c54 0 93 17 118 50 24 35 38 88 38 159zM247 204c0-53-7-92-22-115-15-25-38-37-71-37-32 0-55 12-70 37-14 23-22 61-22 110v101c0 54 8 93 24 118 14 26 39 38 69 38 31 0 54-12 69-36s23-61 23-113zM395 600l-35-25c21-29 32-60 33-92v-56h61v49c0 23-6 47-17 69-11 23-25 41-42 55zM828 290c0 74-12 128-38 165-24 36-63 53-116 53-52 0-92-17-116-52-26-36-39-88-39-157v-84c0-72 12-126 36-162 26-36 65-53 118-53s92 17 116 50c26 35 38 88 39 159zM766 204c0-53-7-92-22-115-15-25-39-37-71-37s-55 12-70 37c-14 23-22 61-23 110v101c0 54 9 93 23 118 16 26 39 38 71 38 31 0 54-12 69-36 14-24 22-61 23-113zM937 253l26-246h251v57h-198l-15 135c24-13 51-21 82-21 45 0 81 15 106 45 27 29 41 70 41 120 0 52-15 91-42 121-28 29-66 44-115 44-43 0-78-13-106-36-27-24-43-58-47-101h59c4 29 13 49 30 64 16 14 37 21 64 21 29 0 53-10 69-29 15-20 24-48 24-83 0-33-9-59-27-80-17-19-40-29-71-29-27 0-49 6-63 17l-18 15zM1620 502h-322v-46l170-190c25-29 43-52 52-71 9-18 14-36 14-55 0-26-8-47-23-64-16-16-37-24-62-24-31 0-55 8-72 27-18 17-26 41-26 73h-63c0-45 15-82 43-110 30-28 69-42 118-42 45 0 82 12 109 36 25 24 39 56 39 97 0 48-31 106-92 173l-132 144h247z">
          <text:p/>
        </draw:path>
        <draw:path draw:style-name="gr12" draw:text-style-name="P6" draw:layer="layout" svg:width="1.609cm" svg:height="0.599cm" draw:transform="rotate (1.5707963267949) translate (14.532cm 8.91cm)" svg:viewBox="0 0 1610 600" svg:d="M310 290c0 74-12 128-38 165-24 36-64 53-116 53-53 0-91-17-117-52-26-36-38-88-39-157v-84c0-72 12-126 37-162 26-36 65-53 118-53s93 17 117 50c25 35 38 88 38 159zM248 204c0-53-8-92-22-115-15-25-38-37-71-37-32 0-56 12-70 37-15 23-22 61-22 110v101c0 54 7 93 23 118 15 26 39 38 70 38 30 0 54-12 68-36 15-24 24-61 24-113zM396 600l-35-25c20-29 31-60 33-92v-56h61v49c0 23-6 47-17 69-11 23-25 41-42 55zM830 290c0 74-12 128-38 165-24 36-64 53-116 53-53 0-92-17-117-52-26-36-39-88-39-157v-84c0-72 12-126 37-162s65-53 117-53c53 0 92 17 117 50 26 35 38 88 39 159zM768 204c0-53-8-92-22-115-15-25-40-37-72-37-31 0-55 12-69 37-15 23-23 61-24 110v101c0 54 9 93 24 118 15 26 39 38 71 38 30 0 54-12 68-36 15-24 22-61 24-113zM1002 224h48c28-1 51-9 68-24 17-16 26-35 26-61 0-58-29-87-86-87-27 0-49 7-65 23-16 15-24 36-24 61h-63c0-39 15-72 43-98s65-38 109-38c47 0 82 12 109 37 26 24 40 59 40 103 0 21-8 42-21 63-14 20-33 34-57 44 27 9 48 23 63 43s22 44 22 74c0 44-15 79-43 106-29 25-66 38-113 38-46 0-83-13-113-37-29-26-44-59-44-100h64c0 26 7 47 25 62 17 16 40 23 68 23 30 0 53-7 69-23s24-38 24-68c0-29-8-51-27-67-17-15-42-23-74-24h-48zM1599 135c0 25-6 47-20 67-12 19-29 34-51 45 26 11 45 27 60 48 15 22 22 46 22 73 0 43-13 77-43 102-28 25-66 38-113 38-48 0-86-13-114-38-28-26-43-61-43-102 0-27 8-51 22-73 15-21 35-38 60-48-22-11-39-26-51-45-12-20-20-42-20-67 0-40 14-74 41-98 27-25 61-37 105-37 43 0 79 12 106 37 25 24 39 58 39 98zM1549 366c0-28-9-50-27-67-17-17-41-27-69-27s-50 8-67 26c-18 17-26 40-26 68 0 29 8 51 24 67 18 16 41 23 70 23 30 0 53-7 69-23 17-16 26-38 26-67zM1454 52c-24 0-45 7-60 23-15 15-22 36-22 61 0 26 7 46 22 62 15 15 35 23 59 23 26 0 45-8 61-23 15-16 22-36 22-60 0-26-7-47-23-63-15-16-34-23-59-23z">
          <text:p/>
        </draw:path>
        <draw:path draw:style-name="gr12" draw:text-style-name="P6" draw:layer="layout" svg:width="1.619cm" svg:height="0.599cm" draw:transform="rotate (1.5707963267949) translate (18.416cm 8.62cm)" svg:viewBox="0 0 1620 600" svg:d="M311 290c0 74-13 128-39 165-24 36-63 53-116 53s-91-17-117-52c-26-36-38-88-39-157v-84c0-72 12-126 37-162 26-36 65-53 118-53 54 0 93 17 117 50 25 35 39 88 39 159zM248 204c0-53-7-92-22-115-15-25-38-37-71-37-32 0-56 12-70 37-15 23-22 61-22 110v101c0 54 7 93 23 118 15 26 39 38 70 38s54-12 69-36c14-24 23-61 23-113zM396 600l-35-25c21-29 32-60 33-92v-56h61v49c0 23-6 47-17 69-11 23-24 41-42 55zM831 290c0 74-12 128-38 165-25 36-64 53-117 53s-92-17-116-52c-26-36-40-88-40-157v-84c0-72 13-126 37-162 26-36 65-53 118-53s92 17 117 50c25 35 38 88 39 159zM768 204c0-53-7-92-22-115-15-25-39-37-71-37s-55 12-70 37c-15 23-22 61-23 110v101c0 54 8 93 23 118 16 26 39 38 71 38 31 0 54-12 69-36s22-61 23-113zM940 253l26-246h251v57h-198l-15 135c24-13 51-21 82-21 46 0 81 15 107 45 27 29 40 70 40 120 0 52-14 91-41 121-29 29-67 44-116 44-43 0-78-13-106-36-27-24-43-58-47-101h59c4 29 13 49 31 64 15 14 36 21 63 21 30 0 53-10 69-29 16-20 25-48 25-83 0-33-9-59-27-80-18-19-41-29-72-29-27 0-49 6-63 17l-18 15zM1620 42l-205 460h-65l204-443h-267v-52h333z">
          <text:p/>
        </draw:path>
        <draw:path draw:style-name="gr12" draw:text-style-name="P6" draw:layer="layout" svg:width="1.637cm" svg:height="0.462cm" svg:x="11.301cm" svg:y="11.838cm" svg:viewBox="0 0 1638 463" svg:d="M0 456v-456h90l108 323c10 30 17 52 22 67 5-17 13-41 24-73l109-317h81v456h-58v-381l-132 381h-55l-131-388v388zM503 291c0-62 17-107 51-136 29-25 63-37 103-37 46 0 83 15 112 45s43 71 43 123c0 42-7 76-19 100-13 24-31 43-56 57-24 14-51 20-80 20-46 0-83-14-112-44-28-30-42-72-42-128zM560 291c0 42 10 74 28 95s42 31 69 31c28 0 52-10 70-31 18-22 28-54 28-97 0-41-10-72-29-93-18-21-41-31-69-31-27 0-51 10-69 31s-28 53-28 95zM1091 456v-42c-21 33-52 49-93 49-26 0-50-7-72-21-22-15-39-35-51-61s-18-56-18-90c0-33 5-63 16-89 11-27 28-48 49-62 22-15 47-22 74-22 20 0 38 4 53 13 15 8 28 19 38 33v-164h55v456zM914 291c0 42 9 74 26 95 18 21 40 31 64 31s45-10 62-30 26-50 26-91c0-45-9-78-26-99-18-22-39-32-64-32s-46 10-63 30-25 52-25 96zM1456 350l57 7c-9 33-26 60-50 78-25 19-56 28-95 28-48 0-86-14-114-44-29-30-43-72-43-126 0-55 14-98 43-128 28-31 65-47 111-47 44 0 80 15 108 46 28 29 42 72 42 126 0 3 0 8 0 15h-246c2 36 12 64 30 83 19 19 42 29 69 29 21 0 38-5 53-16s26-28 35-51zM1272 259h184c-2-28-9-48-21-62-18-22-41-33-69-33-26 0-47 9-65 26-17 17-27 40-29 69zM1582 456v-456h56v456z">
          <text:p/>
        </draw:path>
        <draw:path draw:style-name="gr12" draw:text-style-name="P6" draw:layer="layout" svg:width="0.455cm" svg:height="1.718cm" svg:x="0.799cm" svg:y="4.831cm" svg:viewBox="0 0 456 1719" svg:d="M456 1719h-456v-90l323-108c30-10 52-17 67-21-17-6-41-14-73-25l-317-109v-80h456v58h-381l381 131v55l-388 131h388zM456 1238l-456-175v-65l456-186v69l-138 53v190l138 50zM268 1107v-154l-125 47c-39 15-70 25-95 32 29 6 58 14 87 25zM456 764h-456v-171c0-30 1-53 4-69 4-22 11-41 22-56 10-15 25-28 44-37s40-13 62-13c39 0 71 12 98 36 27 25 41 69 41 133v117h185zM217 704v-117c0-39-8-67-22-83s-35-25-61-25c-19 0-36 5-49 15-14 9-23 22-27 38-3 10-4 29-4 56v116zM456 340h-456v-329h54v269h139v-252h54v252h155v-280h54z">
          <text:p/>
        </draw:path>
        <draw:path draw:style-name="gr12" draw:text-style-name="P6" draw:layer="layout" svg:width="0.826cm" svg:height="0.546cm" svg:x="2.551cm" svg:y="9.455cm" svg:viewBox="0 0 827 547" svg:d="M0 232c0-53 6-97 17-129 11-33 27-58 49-76s49-27 82-27c25 0 46 5 64 15 19 9 34 24 46 42 12 19 21 41 28 68s11 63 11 107c0 54-6 97-17 130s-27 58-49 76-49 27-83 27c-44 0-78-16-103-47-30-38-45-100-45-186zM57 232c0 75 9 125 26 150 18 25 40 37 65 37 26 0 47-12 65-37s27-75 27-150c0-74-9-124-27-149-18-24-39-37-65-37s-46 11-62 33c-19 28-29 79-29 153zM383 457v-63h64v63c0 24-4 43-13 57-8 14-21 26-39 33l-15-23c11-6 20-13 26-24 5-10 8-24 9-43zM530 232c0-53 5-97 16-129 11-33 28-58 49-76 23-18 50-27 83-27 25 0 46 5 64 15 19 9 34 24 46 42 12 19 21 41 28 68s11 63 11 107c0 54-6 97-17 130s-27 58-50 76c-21 18-49 27-82 27-44 0-78-16-103-47-30-38-45-100-45-186zM587 232c0 75 9 125 26 150 18 25 40 37 65 37 26 0 47-12 65-37 17-25 26-75 26-150 0-74-9-124-26-149-18-24-40-37-65-37-26 0-47 11-62 33-19 28-29 79-29 153z">
          <text:p/>
        </draw:path>
        <draw:path draw:style-name="gr12" draw:text-style-name="P6" draw:layer="layout" svg:width="0.822cm" svg:height="0.546cm" svg:x="2.551cm" svg:y="6.569cm" svg:viewBox="0 0 823 547" svg:d="M0 232c0-53 6-97 17-129 11-33 27-58 49-76s49-27 82-27c25 0 46 5 64 15 19 9 34 24 46 42 12 19 21 41 28 68s11 63 11 107c0 54-6 97-17 130s-27 58-49 76-49 27-83 27c-44 0-78-16-103-47-30-38-45-100-45-186zM57 232c0 75 9 125 26 150 18 25 40 37 65 37 26 0 47-12 65-37s27-75 27-150c0-74-9-124-27-149-18-24-39-37-65-37s-46 11-62 33c-19 28-29 79-29 153zM383 457v-63h64v63c0 24-4 43-13 57-8 14-21 26-39 33l-15-23c11-6 20-13 26-24 5-10 8-24 9-43zM823 404v53h-300c-1-13 1-26 6-38 8-21 20-41 37-61s41-43 73-69c49-41 83-73 100-96 18-24 26-47 26-68 0-22-7-41-23-56s-37-23-62-23c-27 0-49 8-65 25-16 16-24 38-24 67l-58-7c4-42 19-75 44-97 26-23 61-34 104-34s78 12 103 36c26 25 39 55 39 90 0 18-4 36-12 54-7 18-19 36-37 56-17 19-46 46-86 80-33 28-55 47-64 57-10 10-18 20-24 31z">
          <text:p/>
        </draw:path>
        <draw:path draw:style-name="gr12" draw:text-style-name="P6" draw:layer="layout" svg:width="0.825cm" svg:height="0.546cm" svg:x="2.551cm" svg:y="3.683cm" svg:viewBox="0 0 826 547" svg:d="M0 232c0-53 6-97 17-129 11-33 27-58 49-76s49-27 82-27c25 0 46 5 64 15 19 9 34 24 46 42 12 19 21 41 28 68s11 63 11 107c0 54-6 97-17 130s-27 58-49 76-49 27-83 27c-44 0-78-16-103-47-30-38-45-100-45-186zM57 232c0 75 9 125 26 150 18 25 40 37 65 37 26 0 47-12 65-37s27-75 27-150c0-74-9-124-27-149-18-24-39-37-65-37s-46 11-62 33c-19 28-29 79-29 153zM383 457v-63h64v63c0 24-4 43-13 57-8 14-21 26-39 33l-15-23c11-6 20-13 26-24 5-10 8-24 9-43zM709 457v-109h-197v-51l207-295h46v295h61v51h-61v109zM709 297v-205l-143 205z">
          <text:p/>
        </draw:path>
        <draw:path draw:style-name="gr12" draw:text-style-name="P6" draw:layer="layout" svg:width="0.827cm" svg:height="0.546cm" svg:x="2.551cm" svg:y="0.798cm" svg:viewBox="0 0 828 547" svg:d="M0 232c0-53 6-97 17-129 11-33 27-58 49-76s49-27 82-27c25 0 46 5 64 15 19 9 34 24 46 42 12 19 21 41 28 68s11 63 11 107c0 54-6 97-17 130s-27 58-49 76-49 27-83 27c-44 0-78-16-103-47-30-38-45-100-45-186zM57 232c0 75 9 125 26 150 18 25 40 37 65 37 26 0 47-12 65-37s27-75 27-150c0-74-9-124-27-149-18-24-39-37-65-37s-46 11-62 33c-19 28-29 79-29 153zM383 457v-63h64v63c0 24-4 43-13 57-8 14-21 26-39 33l-15-23c11-6 20-13 26-24 5-10 8-24 9-43zM820 113l-56 5c-5-22-12-38-21-48-15-16-34-24-56-24-18 0-33 5-47 15-17 13-31 31-42 56-10 25-15 60-15 106 13-21 30-36 49-46s40-15 61-15c38 0 70 14 96 41s39 63 39 106c0 29-6 56-19 80-12 25-29 43-51 57-21 13-45 19-73 19-46 0-84-17-114-51-29-35-44-91-44-170 0-88 16-152 49-192 28-35 67-52 114-52 36 0 66 10 89 30s36 48 41 83zM592 310c0 19 4 37 12 55s19 31 34 40c15 10 30 14 46 14 24 0 44-9 61-29 17-19 25-45 25-77s-8-56-25-74c-17-19-37-28-63-28-25 0-47 9-64 28-18 18-26 41-26 71z">
          <text:p/>
        </draw:path>
        <draw:path draw:style-name="gr12" draw:text-style-name="P6" draw:layer="layout" svg:width="0.718cm" svg:height="0.456cm" svg:x="5.935cm" svg:y="10.143cm" svg:viewBox="0 0 719 457" svg:d="M0 457v-455h91l107 322c10 30 17 53 22 68 5-17 13-41 24-73l109-317h81v455h-58v-381l-132 381h-55l-131-387v387zM719 457h-56v-356c-13 13-31 26-53 39-21 12-41 22-59 28v-54c32-14 59-32 83-53 23-21 40-41 49-61h36z">
          <text:p/>
        </draw:path>
        <draw:path draw:style-name="gr12" draw:text-style-name="P6" draw:layer="layout" svg:width="0.801cm" svg:height="0.456cm" svg:x="9.795cm" svg:y="10.143cm" svg:viewBox="0 0 802 457" svg:d="M0 457v-455h91l107 322c10 30 17 53 22 68 5-17 13-41 24-73l109-317h81v455h-58v-381l-132 381h-55l-131-387v387zM802 404v53h-300c-1-13 2-26 6-38 8-21 20-41 37-61s41-43 73-69c49-41 83-73 100-96 18-24 27-47 27-68 0-22-8-41-24-56s-37-23-62-23c-27 0-49 9-65 25s-24 38-24 67l-58-7c4-42 19-75 44-97 26-23 61-34 104-34s78 12 103 36c26 25 39 55 39 91 0 18-4 35-12 53-7 18-19 36-37 56-17 19-46 46-86 80-33 28-55 47-64 57-10 10-18 21-24 31z">
          <text:p/>
        </draw:path>
        <draw:path draw:style-name="gr12" draw:text-style-name="P6" draw:layer="layout" svg:width="0.806cm" svg:height="0.465cm" svg:x="13.654cm" svg:y="10.143cm" svg:viewBox="0 0 807 466" svg:d="M0 457v-455h91l107 322c10 30 17 53 22 68 5-17 13-41 24-73l109-317h81v455h-58v-381l-132 381h-55l-131-387v387zM509 337l56-7c6 31 17 54 33 68 15 14 34 21 56 21 26 0 49-9 67-27s27-41 27-68c0-26-9-47-26-63-16-17-37-26-63-26-11 0-24 3-40 7l6-49c4 0 7 0 10 0 23 0 45-6 64-18 19-13 28-32 28-58 0-21-7-37-21-51-14-13-31-20-53-20s-40 7-55 20c-14 14-23 35-27 62l-56-10c7-37 22-66 46-87 25-21 55-31 91-31 24 0 47 5 68 16s37 25 48 44c11 18 17 38 17 58s-6 38-16 54c-11 16-26 29-47 38 27 7 48 20 62 40 15 19 23 44 23 73 0 39-15 73-44 101-28 28-65 42-109 42-40 0-73-12-100-36-26-24-41-55-45-93z">
          <text:p/>
        </draw:path>
        <draw:path draw:style-name="gr12" draw:text-style-name="P6" draw:layer="layout" svg:width="0.804cm" svg:height="0.455cm" svg:x="17.514cm" svg:y="10.144cm" svg:viewBox="0 0 805 456" svg:d="M0 456v-456h91l107 323c10 30 17 52 22 67 5-17 13-41 24-73l109-317h81v456h-58v-381l-132 381h-55l-131-388v388zM688 456v-109h-197v-51l207-296h46v296h61v51h-61v109zM688 296v-206l-143 206z">
          <text:p/>
        </draw:path>
        <draw:path draw:style-name="gr7" draw:text-style-name="P4" draw:layer="layout" svg:width="0.899cm" svg:height="0.899cm" svg:x="14.2cm" svg:y="2cm" svg:viewBox="0 0 900 900" svg:d="M0 74c0-40 34-74 74-74h752c42 0 74 34 74 74v752c0 42-32 74-74 74h-752c-40 0-74-32-74-74z">
          <text:p/>
        </draw:path>
        <draw:path draw:style-name="gr14" draw:text-style-name="P2" draw:layer="layout" svg:width="1.115cm" svg:height="0.645cm" svg:x="15.565cm" svg:y="2.231cm" svg:viewBox="0 0 1116 646" svg:d="M260 460c-23 20-45 34-66 42-22 8-44 12-69 12-40 0-71-10-92-29-22-20-33-45-33-76 0-18 4-34 12-49 9-15 19-27 33-35 13-10 28-17 44-21 13-3 31-6 56-10 50-6 86-13 110-21 0-8 0-14 0-16 0-25-5-43-17-54-16-14-40-21-71-21-29 0-51 5-65 16-14 10-24 28-30 54l-61-8c6-26 15-47 27-63 13-16 31-28 55-37s51-13 83-13c31 0 57 4 76 11 20 7 34 17 43 28s16 25 19 42c3 11 4 30 4 57v83c0 58 1 95 4 110 2 15 8 30 16 44h-65c-7-13-11-28-13-46zM255 322c-23 9-56 17-102 23-25 4-43 8-54 13-10 4-18 11-24 20-6 8-9 18-9 29 0 17 6 31 19 42 12 11 31 16 55 16s45-5 64-15c18-11 32-25 41-43 7-14 10-35 10-63zM647 506v-47c-23 37-57 55-102 55-30 0-56-8-81-24-24-17-43-39-57-68-13-28-20-61-20-99 0-37 6-70 19-100 12-30 30-53 54-68 25-16 52-24 82-24 22 0 42 5 59 14s31 21 42 36v-181h62v506zM451 323c0 47 10 82 30 105 19 23 43 35 70 35s50-11 69-33c19-23 28-56 28-102 0-50-9-87-29-110-19-24-43-36-71-36s-51 12-70 34c-18 23-27 58-27 107zM798 646v-507h57v48c13-19 28-33 44-42 17-9 38-14 62-14 31 0 58 8 82 24s42 39 54 69c13 29 19 61 19 96 0 37-7 71-20 101-14 30-33 53-59 69s-53 24-81 24c-20 0-39-4-56-13-16-9-29-20-40-33v178zM854 325c0 47 10 82 29 104s42 34 69 34c28 0 51-12 71-35s30-60 30-109c0-46-10-81-30-104-19-24-42-36-68-36s-50 13-71 38c-20 25-30 61-30 108z">
          <text:p/>
        </draw:path>
        <draw:path draw:style-name="gr15" draw:text-style-name="P8" draw:layer="layout" svg:width="1.115cm" svg:height="0.645cm" svg:x="15.565cm" svg:y="2.231cm" svg:viewBox="0 0 1116 646" svg:d="M260 460c-23 20-45 34-66 42-22 8-44 12-69 12-40 0-71-10-92-29-22-20-33-45-33-76 0-18 4-34 12-49 9-15 19-27 33-35 13-10 28-17 44-21 13-3 31-6 56-10 50-6 86-13 110-21 0-8 0-14 0-16 0-25-5-43-17-54-16-14-40-21-71-21-29 0-51 5-65 16-14 10-24 28-30 54l-61-8c6-26 15-47 27-63 13-16 31-28 55-37s51-13 83-13c31 0 57 4 76 11 20 7 34 17 43 28s16 25 19 42c3 11 4 30 4 57v83c0 58 1 95 4 110 2 15 8 30 16 44h-65c-7-13-11-28-13-46zM255 322c-23 9-56 17-102 23-25 4-43 8-54 13-10 4-18 11-24 20-6 8-9 18-9 29 0 17 6 31 19 42 12 11 31 16 55 16s45-5 64-15c18-11 32-25 41-43 7-14 10-35 10-63zM647 506v-47c-23 37-57 55-102 55-30 0-56-8-81-24-24-17-43-39-57-68-13-28-20-61-20-99 0-37 6-70 19-100 12-30 30-53 54-68 25-16 52-24 82-24 22 0 42 5 59 14s31 21 42 36v-181h62v506zM451 323c0 47 10 82 30 105 19 23 43 35 70 35s50-11 69-33c19-23 28-56 28-102 0-50-9-87-29-110-19-24-43-36-71-36s-51 12-70 34c-18 23-27 58-27 107zM798 646v-507h57v48c13-19 28-33 44-42 17-9 38-14 62-14 31 0 58 8 82 24s42 39 54 69c13 29 19 61 19 96 0 37-7 71-20 101-14 30-33 53-59 69s-53 24-81 24c-20 0-39-4-56-13-16-9-29-20-40-33v178zM854 325c0 47 10 82 29 104s42 34 69 34c28 0 51-12 71-35s30-60 30-109c0-46-10-81-30-104-19-24-42-36-68-36s-50 13-71 38c-20 25-30 61-30 108z">
          <text:p/>
        </draw:path>
        <draw:path draw:style-name="gr8" draw:text-style-name="P5" draw:layer="layout" svg:width="0.899cm" svg:height="0.899cm" svg:x="14.168cm" svg:y="3.177cm" svg:viewBox="0 0 900 900" svg:d="M0 74c0-40 34-74 74-74h752c42 0 74 34 74 74v752c0 42-32 74-74 74h-752c-40 0-74-32-74-74z">
          <text:p/>
        </draw:path>
        <draw:path draw:style-name="gr14" draw:text-style-name="P2" draw:layer="layout" svg:width="0.839cm" svg:height="0.513cm" svg:x="17.983cm" svg:y="2.231cm" svg:viewBox="0 0 840 514" svg:d="M140 506l-140-367h66l79 220c8 24 16 48 23 73 5-19 13-42 23-69l81-224h64l-138 367zM630 461c-23 19-45 33-67 41-21 8-44 12-68 12-40 0-71-10-93-29-21-20-32-45-32-76 0-18 4-34 12-49s19-26 32-35c14-9 29-16 45-21 12-3 31-6 55-10 50-6 87-13 111-21 0-8 0-14 0-16 0-25-6-43-17-54-16-14-40-21-71-21-29 0-51 5-65 16-14 10-24 28-31 54l-60-8c5-26 14-47 27-63 12-16 31-28 54-37 24-9 52-13 84-13 31 0 56 4 76 11 19 7 34 17 43 28s16 25 19 42c3 11 4 30 4 58v82c0 58 1 95 3 110 3 15 8 30 16 44h-65c-6-13-10-28-12-45zM625 322c-23 9-57 17-102 23-25 4-43 8-54 13-10 4-18 11-24 20s-9 19-9 30c0 16 6 30 19 41 12 11 31 17 55 17s45-6 63-16c19-11 33-25 42-43 6-14 10-35 10-62zM778 506v-506h62v506z">
          <text:p/>
        </draw:path>
        <draw:path draw:style-name="gr15" draw:text-style-name="P8" draw:layer="layout" svg:width="0.839cm" svg:height="0.513cm" svg:x="15.683cm" svg:y="3.331cm" svg:viewBox="0 0 840 514" svg:d="M140 506l-140-367h66l79 220c8 24 16 48 23 73 5-19 13-42 23-69l81-224h64l-138 367zM630 461c-23 19-45 33-67 41-21 8-44 12-68 12-40 0-71-10-93-29-21-20-32-45-32-76 0-18 4-34 12-49s19-26 32-35c14-9 29-16 45-21 12-3 31-6 55-10 50-6 87-13 111-21 0-8 0-14 0-16 0-25-6-43-17-54-16-14-40-21-71-21-29 0-51 5-65 16-14 10-24 28-31 54l-60-8c5-26 14-47 27-63 12-16 31-28 54-37 24-9 52-13 84-13 31 0 56 4 76 11 19 7 34 17 43 28s16 25 19 42c3 11 4 30 4 58v82c0 58 1 95 3 110 3 15 8 30 16 44h-65c-6-13-10-28-12-45zM625 322c-23 9-57 17-102 23-25 4-43 8-54 13-10 4-18 11-24 20s-9 19-9 30c0 16 6 30 19 41 12 11 31 17 55 17s45-6 63-16c19-11 33-25 42-43 6-14 10-35 10-62zM778 506v-506h62v50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Wide_20_Downward_20_Diagonal" draw:display-name="Wide Downward Diagonal" xlink:href="Pictures/1000000000000008000000087AED25D652D95E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167cm" fo:page-height="13.0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4T20:50:46.301934862</dc:date>
    <meta:editing-duration>PT6M57S</meta:editing-duration>
    <meta:editing-cycles>1</meta:editing-cycles>
    <meta:document-statistic meta:object-count="46"/>
    <meta:generator>LibreOffice/6.0.7.3$Linux_X86_64 LibreOffice_project/00m0$Build-3</meta:generator>
  </office:meta>
</office:document-meta>
</file>